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20-02-1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9-02-0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8-01-0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6-01-1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3-12-1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2-01-05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1-01-0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10-01-1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9-01-1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8-01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7-01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6-01-0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5-01-12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4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3-01-17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2-01-09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1-02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2000-02-1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9-02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8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7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560950015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